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58700000348DD526BE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628cm" svg:x="1cm" svg:y="1cm">
          <draw:image xlink:href="Pictures/100000000000058700000348DD526BE7.png" xlink:type="simple" xlink:show="embed" xlink:actuate="onLoad">
            <text:p/>
          </draw:image>
        </draw:frame>
        <draw:frame draw:style-name="gr2" draw:text-style-name="P2" draw:layer="layout" svg:width="5.184cm" svg:height="0.806cm" svg:x="1.247cm" svg:y="9.382cm">
          <draw:text-box>
            <text:p text:style-name="P2">Subdiagram indicator</text:p>
          </draw:text-box>
        </draw:frame>
        <draw:line draw:style-name="gr3" draw:text-style-name="P1" draw:layer="layout" svg:x1="5.699cm" svg:y1="9.636cm" svg:x2="7.096cm" svg:y2="8.112cm">
          <text:p/>
        </draw:line>
        <draw:frame draw:style-name="gr2" draw:text-style-name="P2" draw:layer="layout" svg:width="4.884cm" svg:height="0.806cm" svg:x="3.159cm" svg:y="1.845cm">
          <draw:text-box>
            <text:p text:style-name="P2"><text:span text:style-name="T1">Subdiagram canvas</text:span></text:p>
          </draw:text-box>
        </draw:frame>
        <draw:line draw:style-name="gr4" draw:text-style-name="P1" draw:layer="layout" svg:x1="7.858cm" svg:y1="2.397cm" svg:x2="12.049cm" svg:y2="3.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or </meta:initial-creator>
    <meta:creation-date>2013-07-08T15:12:03</meta:creation-date>
    <dc:date>2013-07-08T15:14:17</dc:date>
    <dc:creator>lior </dc:creator>
    <meta:editing-duration>P0D</meta:editing-duration>
    <meta:editing-cycles>1</meta:editing-cycles>
    <meta:document-statistic meta:object-count="5"/>
    <meta:generator>LibreOffice/3.5$Linux_X86_64 LibreOffice_project/350m1$Build-2</meta:generator>
  </office:meta>
</office:document-meta>
</file>